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12CD623D2D33775D4C4.png" manifest:media-type="image/png"/>
  <manifest:file-entry manifest:full-path="Pictures/100002010000012C0000012C8681EFAE8E9BDEDE.png" manifest:media-type="image/png"/>
  <manifest:file-entry manifest:full-path="Pictures/100002010000012C0000012C8076F2ECA19695E8.png" manifest:media-type="image/png"/>
  <manifest:file-entry manifest:full-path="Pictures/100002010000012C0000012C045C489B718AABDE.png" manifest:media-type="image/png"/>
  <manifest:file-entry manifest:full-path="Pictures/100002010000012C0000012CA03946E17BE55E6C.png" manifest:media-type="image/png"/>
  <manifest:file-entry manifest:full-path="Pictures/100002010000012C0000012C4663A67644248F8C.png" manifest:media-type="image/png"/>
  <manifest:file-entry manifest:full-path="Pictures/100002010000012C0000012C41E00DC5ADF485FB.png" manifest:media-type="image/png"/>
  <manifest:file-entry manifest:full-path="Pictures/100002010000012C0000012C48ADAC477FBD76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x="2.261cm" svg:y="0.217cm" svg:width="14.633cm" svg:height="14.633cm" draw:z-index="0"><draw:image xlink:href="Pictures/100002010000012C0000012C48ADAC477FBD76D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7.938cm" svg:height="7.938cm" draw:z-index="1"><draw:image xlink:href="Pictures/100002010000012C0000012C41E00DC5ADF485F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3" text:anchor-type="char" svg:width="12.945cm" svg:height="12.945cm" draw:z-index="2"><draw:image xlink:href="Pictures/100002010000012C0000012C4663A67644248F8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7.938cm" svg:height="7.938cm" draw:z-index="3"><draw:image xlink:href="Pictures/100002010000012C0000012C8076F2ECA19695E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5" text:anchor-type="char" svg:width="13.414cm" svg:height="13.414cm" draw:z-index="4"><draw:image xlink:href="Pictures/100002010000012C0000012CA03946E17BE55E6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6" text:anchor-type="char" svg:width="7.938cm" svg:height="7.938cm" draw:z-index="5"><draw:image xlink:href="Pictures/100002010000012C0000012C045C489B718AABD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7" text:anchor-type="char" svg:width="14.069cm" svg:height="14.069cm" draw:z-index="6"><draw:image xlink:href="Pictures/100002010000012C0000012C8681EFAE8E9BDED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8" text:anchor-type="char" svg:width="7.938cm" svg:height="7.938cm" draw:z-index="7"><draw:image xlink:href="Pictures/100002010000012C0000012CD623D2D33775D4C4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5:00:06.446923393</meta:creation-date>
    <dc:title>Default</dc:title>
    <meta:editing-cycles>3</meta:editing-cycles>
    <meta:generator>LibreOffice/6.4.7.2$Linux_X86_64 LibreOffice_project/40$Build-2</meta:generator>
    <meta:editing-duration>PT9M45S</meta:editing-duration>
    <meta:initial-creator>Antony Smith</meta:initial-creator>
    <dc:date>2021-06-04T15:09:51.375648666</dc:date>
    <dc:creator>Antony Smith</dc:creator>
    <meta:document-statistic meta:table-count="0" meta:image-count="8" meta:object-count="0" meta:page-count="4" meta:paragraph-count="0" meta:word-count="0" meta:character-count="0" meta:non-whitespace-character-count="0"/>
    <meta:template xlink:type="simple" xlink:actuate="onRequest" xlink:title="Default" xlink:href="../../../../usr/lib/libreoffice/share/template/common/styles/Default.ott" meta:date="2021-06-04T15:00:06.019904719"/>
  </office:meta>
</office:document-meta>
</file>